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0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4.35pt"/>
    </style:style>
    <style:style style:name="co4" style:family="table-column">
      <style:table-column-properties fo:break-before="auto" style:column-width="73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12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2" table:default-cell-style-name="ce1"/>
        <table:table-row table:style-name="ro1">
          <table:table-cell office:value-type="string" calcext:value-type="string">
            <text:p>Model</text:p>
          </table:table-cell>
          <table:table-cell table:style-name="Default" office:value-type="string" calcext:value-type="string">
            <text:p>minus</text:p>
          </table:table-cell>
          <table:table-cell table:style-name="Default" office:value-type="string" calcext:value-type="string">
            <text:p>choice2</text:p>
          </table:table-cell>
          <table:table-cell table:style-name="Default" office:value-type="string" calcext:value-type="string">
            <text:p>choice3</text:p>
          </table:table-cell>
          <table:table-cell table:style-name="Default" office:value-type="string" calcext:value-type="string">
            <text:p>plus</text:p>
          </table:table-cell>
          <table:table-cell table:style-name="Default" office:value-type="string" calcext:value-type="string">
            <text:p>Choice4-800</text:p>
          </table:table-cell>
        </table:table-row>
        <table:table-row table:style-name="ro1">
          <table:table-cell office:value-type="string" calcext:value-type="string">
            <text:p>choic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 </text:p>
          </table:table-cell>
          <table:table-cell table:number-columns-repeated="2" table:style-name="Default" office:value-type="string" calcext:value-type="string">
            <text:p>+</text:p>
          </table:table-cell>
          <table:table-cell table:number-columns-repeated="3" table:style-name="Default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tanb</text:p>
          </table:table-cell>
          <table:table-cell table:style-name="Default" office:value-type="float" office:value="5.44" calcext:value-type="float">
            <text:p>5.44</text:p>
          </table:table-cell>
          <table:table-cell table:style-name="Default" office:value-type="float" office:value="14.2" calcext:value-type="float">
            <text:p>14.2</text:p>
          </table:table-cell>
          <table:table-cell table:style-name="Default" office:value-type="float" office:value="7.13" calcext:value-type="float">
            <text:p>7.13</text:p>
          </table:table-cell>
          <table:table-cell table:style-name="Default" office:value-type="float" office:value="4.39" calcext:value-type="float">
            <text:p>4.39</text:p>
          </table:table-cell>
          <table:table-cell table:style-name="Default" office:value-type="float" office:value="13.93" calcext:value-type="float">
            <text:p>13.93</text:p>
          </table:table-cell>
        </table:table-row>
        <table:table-row table:style-name="ro1">
          <table:table-cell office:value-type="string" calcext:value-type="string">
            <text:p>Type of C1</text:p>
          </table:table-cell>
          <table:table-cell table:style-name="Default" office:value-type="string" calcext:value-type="string">
            <text:p>Higgsino</text:p>
          </table:table-cell>
          <table:table-cell table:style-name="Default" office:value-type="string" calcext:value-type="string">
            <text:p>Wino</text:p>
          </table:table-cell>
          <table:table-cell table:style-name="Default" office:value-type="string" calcext:value-type="string">
            <text:p>Higgsino</text:p>
          </table:table-cell>
          <table:table-cell table:number-columns-repeated="2" table:style-name="Default" office:value-type="string" calcext:value-type="string">
            <text:p>Wino</text:p>
          </table:table-cell>
        </table:table-row>
        <table:table-row table:style-name="ro1">
          <table:table-cell office:value-type="string" calcext:value-type="string">
            <text:p>mN1 (GeV) (signed)</text:p>
          </table:table-cell>
          <table:table-cell table:number-columns-repeated="2" table:style-name="Default" office:value-type="float" office:value="-195" calcext:value-type="float">
            <text:p>-195</text:p>
          </table:table-cell>
          <table:table-cell table:number-columns-repeated="2" table:style-name="Default" office:value-type="float" office:value="195" calcext:value-type="float">
            <text:p>195</text:p>
          </table:table-cell>
          <table:table-cell table:style-name="Default" office:value-type="float" office:value="-195" calcext:value-type="float">
            <text:p>-195</text:p>
          </table:table-cell>
        </table:table-row>
        <table:table-row table:style-name="ro1">
          <table:table-cell office:value-type="string" calcext:value-type="string">
            <text:p>mN2 (GeV) (signed)</text:p>
          </table:table-cell>
          <table:table-cell table:number-columns-repeated="2" table:style-name="Default" office:value-type="float" office:value="200" calcext:value-type="float">
            <text:p>200</text:p>
          </table:table-cell>
          <table:table-cell table:style-name="Default" office:value-type="float" office:value="-200" calcext:value-type="float">
            <text:p>-200</text:p>
          </table:table-cell>
          <table:table-cell table:number-columns-repeated="2" table:style-name="Default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mC1 (GeV)</text:p>
          </table:table-cell>
          <table:table-cell table:number-columns-repeated="5" table:style-name="Default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mC2 (GeV)</text:p>
          </table:table-cell>
          <table:table-cell table:number-columns-repeated="4" table:style-name="Default" office:value-type="float" office:value="400" calcext:value-type="float">
            <text:p>400</text:p>
          </table:table-cell>
          <table:table-cell table:style-name="Default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N1/N2 parity</text:p>
          </table:table-cell>
          <table:table-cell table:number-columns-repeated="3" table:style-name="Default" office:value-type="string" calcext:value-type="string">
            <text:p>odd</text:p>
          </table:table-cell>
          <table:table-cell table:style-name="Default" office:value-type="string" calcext:value-type="string">
            <text:p>even</text:p>
          </table:table-cell>
          <table:table-cell table:style-name="Default" office:value-type="string" calcext:value-type="string">
            <text:p>odd</text:p>
          </table:table-cell>
        </table:table-row>
        <table:table-row table:style-name="ro1">
          <table:table-cell office:value-type="string" calcext:value-type="string">
            <text:p>Width (GeV)</text:p>
          </table:table-cell>
          <table:table-cell office:value-type="float" office:value="0.00000000088916763" calcext:value-type="float">
            <text:p>8.89E-10</text:p>
          </table:table-cell>
          <table:table-cell office:value-type="float" office:value="0.00000000000770500283" calcext:value-type="float">
            <text:p>7.71E-12</text:p>
          </table:table-cell>
          <table:table-cell office:value-type="float" office:value="0.0000000460553108" calcext:value-type="float">
            <text:p>4.61E-08</text:p>
          </table:table-cell>
          <table:table-cell office:value-type="float" office:value="0.0000000000396019019" calcext:value-type="float">
            <text:p>3.96E-11</text:p>
          </table:table-cell>
          <table:table-cell office:value-type="float" office:value="0.000000000000199976947" calcext:value-type="float">
            <text:p>2.00E-13</text:p>
          </table:table-cell>
        </table:table-row>
        <table:table-row table:style-name="ro1">
          <table:table-cell office:value-type="string" calcext:value-type="string">
            <text:p>photon BR</text:p>
          </table:table-cell>
          <table:table-cell office:value-type="float" office:value="0.0318138625" calcext:value-type="float">
            <text:p>3.18E-02</text:p>
          </table:table-cell>
          <table:table-cell office:value-type="float" office:value="0.0792095988" calcext:value-type="float">
            <text:p>7.92E-02</text:p>
          </table:table-cell>
          <table:table-cell office:value-type="float" office:value="0.95720293" calcext:value-type="float">
            <text:p>9.57E-01</text:p>
          </table:table-cell>
          <table:table-cell office:value-type="float" office:value="0.824041556" calcext:value-type="float">
            <text:p>8.24E-01</text:p>
          </table:table-cell>
          <table:table-cell office:value-type="float" office:value="0.484240849" calcext:value-type="float">
            <text:p>4.84E-01</text:p>
          </table:table-cell>
        </table:table-row>
        <table:table-row table:style-name="ro1">
          <table:table-cell office:value-type="string" calcext:value-type="string">
            <text:p>u ubar BR</text:p>
          </table:table-cell>
          <table:table-cell office:value-type="float" office:value="0.147592775" calcext:value-type="float">
            <text:p>1.48E-01</text:p>
          </table:table-cell>
          <table:table-cell office:value-type="float" office:value="0.141308275" calcext:value-type="float">
            <text:p>1.41E-01</text:p>
          </table:table-cell>
          <table:table-cell office:value-type="float" office:value="0.00652053245" calcext:value-type="float">
            <text:p>6.52E-03</text:p>
          </table:table-cell>
          <table:table-cell office:value-type="float" office:value="0.0291616854" calcext:value-type="float">
            <text:p>2.92E-02</text:p>
          </table:table-cell>
          <table:table-cell office:value-type="float" office:value="0.0824917548" calcext:value-type="float">
            <text:p>8.25E-02</text:p>
          </table:table-cell>
        </table:table-row>
        <table:table-row table:style-name="ro1">
          <table:table-cell office:value-type="string" calcext:value-type="string">
            <text:p>d dbar</text:p>
          </table:table-cell>
          <table:table-cell office:value-type="float" office:value="0.191115517" calcext:value-type="float">
            <text:p>1.91E-01</text:p>
          </table:table-cell>
          <table:table-cell office:value-type="float" office:value="0.182495245" calcext:value-type="float">
            <text:p>1.82E-01</text:p>
          </table:table-cell>
          <table:table-cell office:value-type="float" office:value="0.00844832946" calcext:value-type="float">
            <text:p>8.45E-03</text:p>
          </table:table-cell>
          <table:table-cell office:value-type="float" office:value="0.0365499772" calcext:value-type="float">
            <text:p>3.65E-02</text:p>
          </table:table-cell>
          <table:table-cell office:value-type="float" office:value="0.106338979" calcext:value-type="float">
            <text:p>1.06E-01</text:p>
          </table:table-cell>
        </table:table-row>
        <table:table-row table:style-name="ro1">
          <table:table-cell office:value-type="string" calcext:value-type="string">
            <text:p>c cbar</text:p>
          </table:table-cell>
          <table:table-cell office:value-type="float" office:value="0.0776233779" calcext:value-type="float">
            <text:p>7.76E-02</text:p>
          </table:table-cell>
          <table:table-cell office:value-type="float" office:value="0.0743006532" calcext:value-type="float">
            <text:p>7.43E-02</text:p>
          </table:table-cell>
          <table:table-cell office:value-type="float" office:value="0.00342957764" calcext:value-type="float">
            <text:p>3.43E-03</text:p>
          </table:table-cell>
          <table:table-cell office:value-type="float" office:value="0.0088810981" calcext:value-type="float">
            <text:p>8.88E-03</text:p>
          </table:table-cell>
          <table:table-cell office:value-type="float" office:value="0.0432313029" calcext:value-type="float">
            <text:p>4.32E-02</text:p>
          </table:table-cell>
        </table:table-row>
        <table:table-row table:style-name="ro1">
          <table:table-cell office:value-type="string" calcext:value-type="string">
            <text:p>s sbar</text:p>
          </table:table-cell>
          <table:table-cell office:value-type="float" office:value="0.188881999" calcext:value-type="float">
            <text:p>1.89E-01</text:p>
          </table:table-cell>
          <table:table-cell office:value-type="float" office:value="0.180396169" calcext:value-type="float">
            <text:p>1.80E-01</text:p>
          </table:table-cell>
          <table:table-cell office:value-type="float" office:value="0.00834943658" calcext:value-type="float">
            <text:p>8.35E-03</text:p>
          </table:table-cell>
          <table:table-cell office:value-type="float" office:value="0.035936341" calcext:value-type="float">
            <text:p>3.59E-02</text:p>
          </table:table-cell>
          <table:table-cell office:value-type="float" office:value="0.105016338" calcext:value-type="float">
            <text:p>1.05E-01</text:p>
          </table:table-cell>
        </table:table-row>
        <table:table-row table:style-name="ro1">
          <table:table-cell office:value-type="string" calcext:value-type="string">
            <text:p>e+ e-</text:p>
          </table:table-cell>
          <table:table-cell office:value-type="float" office:value="0.043703537" calcext:value-type="float">
            <text:p>4.37E-02</text:p>
          </table:table-cell>
          <table:table-cell office:value-type="float" office:value="0.0411716085" calcext:value-type="float">
            <text:p>4.12E-02</text:p>
          </table:table-cell>
          <table:table-cell office:value-type="float" office:value="0.00193271572" calcext:value-type="float">
            <text:p>1.93E-03</text:p>
          </table:table-cell>
          <table:table-cell office:value-type="float" office:value="0.00807817982" calcext:value-type="float">
            <text:p>8.08E-03</text:p>
          </table:table-cell>
          <table:table-cell office:value-type="float" office:value="0.0215894212" calcext:value-type="float">
            <text:p>2.16E-02</text:p>
          </table:table-cell>
        </table:table-row>
        <table:table-row table:style-name="ro1">
          <table:table-cell office:value-type="string" calcext:value-type="string">
            <text:p>mu+ mu-</text:p>
          </table:table-cell>
          <table:table-cell office:value-type="float" office:value="0.0436051018" calcext:value-type="float">
            <text:p>4.36E-02</text:p>
          </table:table-cell>
          <table:table-cell office:value-type="float" office:value="0.041080131" calcext:value-type="float">
            <text:p>4.11E-02</text:p>
          </table:table-cell>
          <table:table-cell office:value-type="float" office:value="0.00192835658" calcext:value-type="float">
            <text:p>1.93E-03</text:p>
          </table:table-cell>
          <table:table-cell office:value-type="float" office:value="0.00802451839" calcext:value-type="float">
            <text:p>8.02E-03</text:p>
          </table:table-cell>
          <table:table-cell office:value-type="float" office:value="0.0215385502" calcext:value-type="float">
            <text:p>2.15E-02</text:p>
          </table:table-cell>
        </table:table-row>
        <table:table-row table:style-name="ro1">
          <table:table-cell office:value-type="string" calcext:value-type="string">
            <text:p>tau+ tau-</text:p>
          </table:table-cell>
          <table:table-cell office:value-type="float" office:value="0.0136339016" calcext:value-type="float">
            <text:p>1.36E-02</text:p>
          </table:table-cell>
          <table:table-cell office:value-type="float" office:value="0.013021463" calcext:value-type="float">
            <text:p>1.30E-02</text:p>
          </table:table-cell>
          <table:table-cell office:value-type="float" office:value="0.000602025597" calcext:value-type="float">
            <text:p>6.02E-04</text:p>
          </table:table-cell>
          <table:table-cell office:value-type="float" office:value="0.000805096976" calcext:value-type="float">
            <text:p>8.05E-04</text:p>
          </table:table-cell>
          <table:table-cell office:value-type="float" office:value="0.00628389175" calcext:value-type="float">
            <text:p>6.28E-03</text:p>
          </table:table-cell>
        </table:table-row>
        <table:table-row table:style-name="ro1">
          <table:table-cell office:value-type="string" calcext:value-type="string">
            <text:p>v_e v_ebar</text:p>
          </table:table-cell>
          <table:table-cell office:value-type="float" office:value="0.0873440216" calcext:value-type="float">
            <text:p>8.73E-02</text:p>
          </table:table-cell>
          <table:table-cell office:value-type="float" office:value="0.0823710138" calcext:value-type="float">
            <text:p>8.24E-02</text:p>
          </table:table-cell>
          <table:table-cell office:value-type="float" office:value="0.00386203534" calcext:value-type="float">
            <text:p>3.86E-03</text:p>
          </table:table-cell>
          <table:table-cell office:value-type="float" office:value="0.0161866971" calcext:value-type="float">
            <text:p>1.62E-02</text:p>
          </table:table-cell>
          <table:table-cell office:value-type="float" office:value="0.0432469232" calcext:value-type="float">
            <text:p>4.32E-02</text:p>
          </table:table-cell>
        </table:table-row>
        <table:table-row table:style-name="ro1">
          <table:table-cell office:value-type="string" calcext:value-type="string">
            <text:p>v_m v_mbar</text:p>
          </table:table-cell>
          <table:table-cell office:value-type="float" office:value="0.0873440216" calcext:value-type="float">
            <text:p>8.73E-02</text:p>
          </table:table-cell>
          <table:table-cell office:value-type="float" office:value="0.0823710138" calcext:value-type="float">
            <text:p>8.24E-02</text:p>
          </table:table-cell>
          <table:table-cell office:value-type="float" office:value="0.00386203534" calcext:value-type="float">
            <text:p>3.86E-03</text:p>
          </table:table-cell>
          <table:table-cell office:value-type="float" office:value="0.0161866971" calcext:value-type="float">
            <text:p>1.62E-02</text:p>
          </table:table-cell>
          <table:table-cell office:value-type="float" office:value="0.0432469232" calcext:value-type="float">
            <text:p>4.32E-02</text:p>
          </table:table-cell>
        </table:table-row>
        <table:table-row table:style-name="ro1">
          <table:table-cell office:value-type="string" calcext:value-type="string">
            <text:p>v_t v_tbar</text:p>
          </table:table-cell>
          <table:table-cell office:value-type="float" office:value="0.0873418843" calcext:value-type="float">
            <text:p>8.73E-02</text:p>
          </table:table-cell>
          <table:table-cell office:value-type="float" office:value="0.0822748282" calcext:value-type="float">
            <text:p>8.23E-02</text:p>
          </table:table-cell>
          <table:table-cell office:value-type="float" office:value="0.00386202563" calcext:value-type="float">
            <text:p>3.86E-03</text:p>
          </table:table-cell>
          <table:table-cell office:value-type="float" office:value="0.0161481533" calcext:value-type="float">
            <text:p>1.61E-02</text:p>
          </table:table-cell>
          <table:table-cell office:value-type="float" office:value="0.0427750663" calcext:value-type="float">
            <text:p>4.28E-02</text:p>
          </table:table-cell>
        </table:table-row>
        <table:table-row table:style-name="ro1">
          <table:table-cell office:value-type="string" calcext:value-type="string">
            <text:p>Di-fermion BR</text:p>
          </table:table-cell>
          <table:table-cell table:formula="of:=SUM([.B13:.B22])" office:value-type="float" office:value="0.9681861368" calcext:value-type="float">
            <text:p>9.68E-01</text:p>
          </table:table-cell>
          <table:table-cell table:formula="of:=SUM([.C13:.C22])" office:value-type="float" office:value="0.9207904005" calcext:value-type="float">
            <text:p>9.21E-01</text:p>
          </table:table-cell>
          <table:table-cell table:formula="of:=SUM([.D13:.D22])" office:value-type="float" office:value="0.042797070337" calcext:value-type="float">
            <text:p>4.28E-02</text:p>
          </table:table-cell>
          <table:table-cell table:formula="of:=SUM([.E13:.E22])" office:value-type="float" office:value="0.175958444386" calcext:value-type="float">
            <text:p>1.76E-01</text:p>
          </table:table-cell>
          <table:table-cell table:formula="of:=SUM([.F13:.F22])" office:value-type="float" office:value="0.51575915055" calcext:value-type="float">
            <text:p>5.16E-01</text:p>
          </table:table-cell>
        </table:table-row>
        <table:table-row table:style-name="ro1">
          <table:table-cell office:value-type="string" calcext:value-type="string">
            <text:p>ee fraction of 2f</text:p>
          </table:table-cell>
          <table:table-cell table:style-name="ce2" table:formula="of:=[.B17]/[.B23]" office:value-type="float" office:value="0.0451396021269698" calcext:value-type="float">
            <text:p>0.0451</text:p>
          </table:table-cell>
          <table:table-cell table:style-name="ce2" table:formula="of:=[.C17]/[.C23]" office:value-type="float" office:value="0.0447133337593912" calcext:value-type="float">
            <text:p>0.0447</text:p>
          </table:table-cell>
          <table:table-cell table:style-name="ce2" table:formula="of:=[.D17]/[.D23]" office:value-type="float" office:value="0.0451600005509975" calcext:value-type="float">
            <text:p>0.0452</text:p>
          </table:table-cell>
          <table:table-cell table:style-name="ce2" table:formula="of:=[.E17]/[.E23]" office:value-type="float" office:value="0.0459095887565299" calcext:value-type="float">
            <text:p>0.0459</text:p>
          </table:table-cell>
          <table:table-cell table:style-name="ce2" table:formula="of:=[.F17]/[.F23]" office:value-type="float" office:value="0.0418595020116992" calcext:value-type="float">
            <text:p>0.0419</text:p>
          </table:table-cell>
        </table:table-row>
        <table:table-row table:style-name="ro1">
          <table:table-cell office:value-type="string" calcext:value-type="string">
            <text:p>mm fraction of 2f</text:p>
          </table:table-cell>
          <table:table-cell table:style-name="ce2" table:formula="of:=[.B18]/[.B23]" office:value-type="float" office:value="0.0450379324208477" calcext:value-type="float">
            <text:p>0.0450</text:p>
          </table:table-cell>
          <table:table-cell table:style-name="ce2" table:formula="of:=[.C18]/[.C23]" office:value-type="float" office:value="0.0446139870460129" calcext:value-type="float">
            <text:p>0.0446</text:p>
          </table:table-cell>
          <table:table-cell table:style-name="ce2" table:formula="of:=[.D18]/[.D23]" office:value-type="float" office:value="0.0450581445135241" calcext:value-type="float">
            <text:p>0.0451</text:p>
          </table:table-cell>
          <table:table-cell table:style-name="ce2" table:formula="of:=[.E18]/[.E23]" office:value-type="float" office:value="0.0456046222618144" calcext:value-type="float">
            <text:p>0.0456</text:p>
          </table:table-cell>
          <table:table-cell table:style-name="ce2" table:formula="of:=[.F18]/[.F23]" office:value-type="float" office:value="0.0417608687640956" calcext:value-type="float">
            <text:p>0.0418</text:p>
          </table:table-cell>
        </table:table-row>
        <table:table-row table:style-name="ro1">
          <table:table-cell office:value-type="string" calcext:value-type="string">
            <text:p>tautau fraction of 2f</text:p>
          </table:table-cell>
          <table:table-cell table:style-name="ce2" table:formula="of:=[.B19]/[.B23]" office:value-type="float" office:value="0.014081901280948" calcext:value-type="float">
            <text:p>0.0141</text:p>
          </table:table-cell>
          <table:table-cell table:style-name="ce2" table:formula="of:=[.C19]/[.C23]" office:value-type="float" office:value="0.0141416146312225" calcext:value-type="float">
            <text:p>0.0141</text:p>
          </table:table-cell>
          <table:table-cell table:style-name="ce2" table:formula="of:=[.D19]/[.D23]" office:value-type="float" office:value="0.0140669815073655" calcext:value-type="float">
            <text:p>0.0141</text:p>
          </table:table-cell>
          <table:table-cell table:style-name="ce2" table:formula="of:=[.E19]/[.E23]" office:value-type="float" office:value="0.00457549496308264" calcext:value-type="float">
            <text:p>0.0046</text:p>
          </table:table-cell>
          <table:table-cell table:style-name="ce2" table:formula="of:=[.F19]/[.F23]" office:value-type="float" office:value="0.0121837717145666" calcext:value-type="float">
            <text:p>0.0122</text:p>
          </table:table-cell>
        </table:table-row>
        <table:table-row table:style-name="ro1">
          <table:table-cell office:value-type="string" calcext:value-type="string">
            <text:p>u ubar fraction of 2f</text:p>
          </table:table-cell>
          <table:table-cell table:style-name="ce2" table:formula="of:=[.B13]/[.B23]" office:value-type="float" office:value="0.152442561807192" calcext:value-type="float">
            <text:p>0.1524</text:p>
          </table:table-cell>
          <table:table-cell table:style-name="ce2" table:formula="of:=[.C13]/[.C23]" office:value-type="float" office:value="0.153464105320025" calcext:value-type="float">
            <text:p>0.1535</text:p>
          </table:table-cell>
          <table:table-cell table:style-name="ce2" table:formula="of:=[.D13]/[.D23]" office:value-type="float" office:value="0.15235931802469" calcext:value-type="float">
            <text:p>0.1524</text:p>
          </table:table-cell>
          <table:table-cell table:style-name="ce2" table:formula="of:=[.E13]/[.E23]" office:value-type="float" office:value="0.165730525191664" calcext:value-type="float">
            <text:p>0.1657</text:p>
          </table:table-cell>
          <table:table-cell table:style-name="ce2" table:formula="of:=[.F13]/[.F23]" office:value-type="float" office:value="0.159942396973532" calcext:value-type="float">
            <text:p>0.1599</text:p>
          </table:table-cell>
        </table:table-row>
        <table:table-row table:style-name="ro1">
          <table:table-cell office:value-type="string" calcext:value-type="string">
            <text:p>d dbar fraction of 2f</text:p>
          </table:table-cell>
          <table:table-cell table:style-name="ce2" table:formula="of:=[.B14]/[.B23]" office:value-type="float" office:value="0.197395428147386" calcext:value-type="float">
            <text:p>0.1974</text:p>
          </table:table-cell>
          <table:table-cell table:style-name="ce2" table:formula="of:=[.C14]/[.C23]" office:value-type="float" office:value="0.198194122029186" calcext:value-type="float">
            <text:p>0.1982</text:p>
          </table:table-cell>
          <table:table-cell table:style-name="ce2" table:formula="of:=[.D14]/[.D23]" office:value-type="float" office:value="0.197404387577811" calcext:value-type="float">
            <text:p>0.1974</text:p>
          </table:table-cell>
          <table:table-cell table:style-name="ce2" table:formula="of:=[.E14]/[.E23]" office:value-type="float" office:value="0.207719369920209" calcext:value-type="float">
            <text:p>0.2077</text:p>
          </table:table-cell>
          <table:table-cell table:style-name="ce2" table:formula="of:=[.F14]/[.F23]" office:value-type="float" office:value="0.206179529508301" calcext:value-type="float">
            <text:p>0.2062</text:p>
          </table:table-cell>
        </table:table-row>
        <table:table-row table:style-name="ro1">
          <table:table-cell office:value-type="string" calcext:value-type="string">
            <text:p>c cbar fraction of 2f</text:p>
          </table:table-cell>
          <table:table-cell table:style-name="ce2" table:formula="of:=[.B15]/[.B23]" office:value-type="float" office:value="0.0801740233097707" calcext:value-type="float">
            <text:p>0.0802</text:p>
          </table:table-cell>
          <table:table-cell table:style-name="ce2" table:formula="of:=[.C15]/[.C23]" office:value-type="float" office:value="0.0806922543497998" calcext:value-type="float">
            <text:p>0.0807</text:p>
          </table:table-cell>
          <table:table-cell table:style-name="ce2" table:formula="of:=[.D15]/[.D23]" office:value-type="float" office:value="0.0801358039929891" calcext:value-type="float">
            <text:p>0.0801</text:p>
          </table:table-cell>
          <table:table-cell table:style-name="ce2" table:formula="of:=[.E15]/[.E23]" office:value-type="float" office:value="0.050472701841564" calcext:value-type="float">
            <text:p>0.0505</text:p>
          </table:table-cell>
          <table:table-cell table:style-name="ce2" table:formula="of:=[.F15]/[.F23]" office:value-type="float" office:value="0.0838207191358575" calcext:value-type="float">
            <text:p>0.0838</text:p>
          </table:table-cell>
        </table:table-row>
        <table:table-row table:style-name="ro1">
          <table:table-cell office:value-type="string" calcext:value-type="string">
            <text:p>s sbar fraction of 2f</text:p>
          </table:table-cell>
          <table:table-cell table:style-name="ce2" table:formula="of:=[.B16]/[.B23]" office:value-type="float" office:value="0.19508851843746" calcext:value-type="float">
            <text:p>0.1951</text:p>
          </table:table-cell>
          <table:table-cell table:style-name="ce2" table:formula="of:=[.C16]/[.C23]" office:value-type="float" office:value="0.195914476195715" calcext:value-type="float">
            <text:p>0.1959</text:p>
          </table:table-cell>
          <table:table-cell table:style-name="ce2" table:formula="of:=[.D16]/[.D23]" office:value-type="float" office:value="0.195093648099121" calcext:value-type="float">
            <text:p>0.1951</text:p>
          </table:table-cell>
          <table:table-cell table:style-name="ce2" table:formula="of:=[.E16]/[.E23]" office:value-type="float" office:value="0.204231977188696" calcext:value-type="float">
            <text:p>0.2042</text:p>
          </table:table-cell>
          <table:table-cell table:style-name="ce2" table:formula="of:=[.F16]/[.F23]" office:value-type="float" office:value="0.203615074765056" calcext:value-type="float">
            <text:p>0.2036</text:p>
          </table:table-cell>
        </table:table-row>
        <table:table-row table:style-name="ro1">
          <table:table-cell office:value-type="string" calcext:value-type="string">
            <text:p>q qbar fraction of 2f</text:p>
          </table:table-cell>
          <table:table-cell table:style-name="ce2" table:formula="of:=SUM([.B13:.B16])/[.B23]" office:value-type="float" office:value="0.625100531701809" calcext:value-type="float">
            <text:p>0.6251</text:p>
          </table:table-cell>
          <table:table-cell table:style-name="ce2" table:formula="of:=SUM([.C13:.C16])/[.C23]" office:value-type="float" office:value="0.628264957894726" calcext:value-type="float">
            <text:p>0.6283</text:p>
          </table:table-cell>
          <table:table-cell table:style-name="ce2" table:formula="of:=SUM([.D13:.D16])/[.D23]" office:value-type="float" office:value="0.624993157694611" calcext:value-type="float">
            <text:p>0.6250</text:p>
          </table:table-cell>
          <table:table-cell table:style-name="ce2" table:formula="of:=SUM([.E13:.E16])/[.E23]" office:value-type="float" office:value="0.628154574142133" calcext:value-type="float">
            <text:p>0.6282</text:p>
          </table:table-cell>
          <table:table-cell table:style-name="ce2" table:formula="of:=SUM([.F13:.F16])/[.F23]" office:value-type="float" office:value="0.653557720382747" calcext:value-type="float">
            <text:p>0.6536</text:p>
          </table:table-cell>
        </table:table-row>
        <table:table-row table:style-name="ro1">
          <table:table-cell office:value-type="string" calcext:value-type="string">
            <text:p>nu nubar fraction of 2f</text:p>
          </table:table-cell>
          <table:table-cell table:style-name="ce2" table:formula="of:=SUM([.B20:.B22])/[.B23]" office:value-type="float" office:value="0.270640032469426" calcext:value-type="float">
            <text:p>0.2706</text:p>
          </table:table-cell>
          <table:table-cell table:style-name="ce2" table:formula="of:=SUM([.C20:.C22])/[.C23]" office:value-type="float" office:value="0.268266106668648" calcext:value-type="float">
            <text:p>0.2683</text:p>
          </table:table-cell>
          <table:table-cell table:style-name="ce2" table:formula="of:=SUM([.D20:.D22])/[.D23]" office:value-type="float" office:value="0.270721715733502" calcext:value-type="float">
            <text:p>0.2707</text:p>
          </table:table-cell>
          <table:table-cell table:style-name="ce2" table:formula="of:=SUM([.E20:.E22])/[.E23]" office:value-type="float" office:value="0.27575571987644" calcext:value-type="float">
            <text:p>0.2758</text:p>
          </table:table-cell>
          <table:table-cell table:style-name="ce2" table:formula="of:=SUM([.F20:.F22])/[.F23]" office:value-type="float" office:value="0.250638137126892" calcext:value-type="float">
            <text:p>0.25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2">00/00/0000</text:date>, <text:time style:data-style-name="N2" text:time-value="17:07:53.6125595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0T14:04:07.666477080</meta:creation-date>
    <dc:date>2020-11-22T12:22:56.558052148</dc:date>
    <meta:editing-duration>P1DT19H6M3S</meta:editing-duration>
    <meta:editing-cycles>2</meta:editing-cycles>
    <meta:generator>LibreOffice/6.0.7.3$Linux_X86_64 LibreOffice_project/00m0$Build-3</meta:generator>
    <meta:document-statistic meta:table-count="1" meta:cell-count="192" meta:object-count="0"/>
  </office:meta>
</office:document-meta>
</file>